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IA Y OBERON FUNDOS ECOLOGICOS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35290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ÑA CUELLAR, JOSÉ GABR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205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1/12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6/11/2021</text:p>
          </table:table-cell>
          <table:table-cell table:style-name="Tabla2.A2" office:value-type="string">
            <text:p text:style-name="P7">428952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6T22:03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